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true"/>
      <style:text-properties style:font-name="Liberation Sans Narrow" officeooo:paragraph-rsid="001618ce"/>
    </style:style>
    <style:style style:name="T1" style:family="text">
      <style:text-properties officeooo:rsid="0013c7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Σκουπιδορομπότ»</text:p>
      <text:p text:style-name="P1">Βασίζεται στην σωστή διαχείριση των απορριμμάτων με ένα μοντέλο <text:s/>έξυπνου κάδου, ο κάδος θα είναι φτιαγμένος από ανακυκλώσιμα υλικά και θα υπάρχουν δυο μοντέλα ένα για τα ανακυκλώσιμα σκουπίδια και ένα άλλο για τα μη ανακυκλώσιμα. Ο κάδος θα έχει δυο λειτουργίες μια να σφραγίζει όταν γεμίζει και να ειδοποιεί το τμήμα καθαριότητας του δήμου για την γρηγορότερη δυνατή αποκομιδή. Σε αυτό θα βοηθάει ένας αισθητήρα που θα είναι τοποθετημένος στο εσωτερικό του κάδου. Στην εφαρμογή θα εμφανίζετε η τοποθεσία των κάδων και η πληρότητα τους με τρία χρώματα πράσινο σχεδόν άδ<text:span text:style-name="T1">ε</text:span>ιος, πορτοκαλί μισό γεμάτος και κόκκινο που θα σημαίνει ότι αυτός ο κάδος έχει σφραγίσε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3T18:08:22.304599825</meta:creation-date>
    <dc:title>savasDefaultWriter</dc:title>
    <meta:editing-cycles>3</meta:editing-cycles>
    <meta:generator>LibreOffice/6.0.7.3$Linux_X86_64 LibreOffice_project/00m0$Build-3</meta:generator>
    <meta:editing-duration>PT1M25S</meta:editing-duration>
    <dc:date>2022-06-13T19:37:09.133758888</dc:date>
    <meta:document-statistic meta:table-count="0" meta:image-count="0" meta:object-count="0" meta:page-count="1" meta:paragraph-count="2" meta:word-count="107" meta:character-count="674" meta:non-whitespace-character-count="568"/>
    <meta:template xlink:type="simple" xlink:actuate="onRequest" xlink:title="savasDefaultWriter" xlink:href="../../../../Templates/savasDefaultWriter.ott" meta:date="2022-06-13T18:08:20.989359985"/>
  </office:meta>
</office:document-meta>
</file>